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4000000FB82F6095DEB1806A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562cm" svg:height="12.827cm" draw:transform="rotate (0.00733038285837618) translate (8.155cm 6.855cm)">
          <draw:image xlink:href="Pictures/1000000000000094000000FB82F6095DEB1806A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30T21:09:47.685939321</dc:date>
    <meta:editing-duration>PT7M15S</meta:editing-duration>
    <meta:editing-cycles>1</meta:editing-cycles>
    <meta:document-statistic meta:object-count="1"/>
    <meta:generator>LibreOffice/6.0.7.3$Linux_X86_64 LibreOffice_project/00m0$Build-3</meta:generator>
  </office:meta>
</office:document-meta>
</file>